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29.45cm" fo:min-width="20.5cm" loext:decorative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2.133cm" fo:min-width="4.263cm" loext:decorative="fals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3cm" svg:height="12.383cm" svg:x="8.302cm" svg:y="0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3cm" svg:height="12.383cm" svg:x="8.302cm" svg:y="17.3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6T17:40:14.316000000</meta:creation-date>
    <dc:date>2024-10-06T19:25:37.731000000</dc:date>
    <meta:editing-duration>PT1H45M24S</meta:editing-duration>
    <meta:editing-cycles>2</meta:editing-cycles>
    <meta:generator>LibreOffice/24.8.2.1$Windows_X86_64 LibreOffice_project/0f794b6e29741098670a3b95d60478a65d05ef13</meta:generator>
    <meta:document-statistic meta:object-count="3"/>
  </office:meta>
</office:document-meta>
</file>